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fa7" officeooo:paragraph-rsid="00066fa7"/>
    </style:style>
    <style:style style:name="P2" style:family="paragraph" style:parent-style-name="Standard">
      <style:text-properties officeooo:rsid="00066fa7" officeooo:paragraph-rsid="00088184"/>
    </style:style>
    <style:style style:name="P3" style:family="paragraph" style:parent-style-name="Standard">
      <style:text-properties officeooo:rsid="00088184" officeooo:paragraph-rsid="00066fa7"/>
    </style:style>
    <style:style style:name="P4" style:family="paragraph" style:parent-style-name="Standard">
      <style:text-properties officeooo:rsid="00088184" officeooo:paragraph-rsid="00088184"/>
    </style:style>
    <style:style style:name="P5" style:family="paragraph" style:parent-style-name="Standard">
      <style:text-properties officeooo:rsid="00088184" officeooo:paragraph-rsid="0008c0d2"/>
    </style:style>
    <style:style style:name="P6" style:family="paragraph" style:parent-style-name="Standard">
      <style:text-properties officeooo:rsid="00088184" officeooo:paragraph-rsid="0009ee13"/>
    </style:style>
    <style:style style:name="P7" style:family="paragraph" style:parent-style-name="Standard">
      <style:text-properties officeooo:rsid="00088184" officeooo:paragraph-rsid="000d1a7e"/>
    </style:style>
    <style:style style:name="P8" style:family="paragraph" style:parent-style-name="Standard">
      <style:text-properties officeooo:rsid="00088184" officeooo:paragraph-rsid="0010569b"/>
    </style:style>
    <style:style style:name="P9" style:family="paragraph" style:parent-style-name="Standard">
      <style:text-properties fo:font-weight="bold" officeooo:rsid="00088184" officeooo:paragraph-rsid="00088184" style:font-weight-asian="bold" style:font-weight-complex="bold"/>
    </style:style>
    <style:style style:name="P10" style:family="paragraph" style:parent-style-name="Standard">
      <style:text-properties fo:font-weight="bold" officeooo:rsid="00088184" officeooo:paragraph-rsid="0008c0d2" style:font-weight-asian="bold" style:font-weight-complex="bold"/>
    </style:style>
    <style:style style:name="P11" style:family="paragraph" style:parent-style-name="Standard">
      <style:text-properties fo:font-weight="bold" officeooo:rsid="000a3f95" officeooo:paragraph-rsid="000a3f95" style:font-weight-asian="bold" style:font-weight-complex="bold"/>
    </style:style>
    <style:style style:name="P12" style:family="paragraph" style:parent-style-name="Standard">
      <style:text-properties fo:font-weight="bold" officeooo:rsid="0010569b" officeooo:paragraph-rsid="0010569b" style:font-weight-asian="bold" style:font-weight-complex="bold"/>
    </style:style>
    <style:style style:name="P13" style:family="paragraph" style:parent-style-name="Standard">
      <style:text-properties fo:font-weight="bold" officeooo:rsid="00117be0" officeooo:paragraph-rsid="00117be0" style:font-weight-asian="bold" style:font-weight-complex="bold"/>
    </style:style>
    <style:style style:name="P14" style:family="paragraph" style:parent-style-name="Standard">
      <style:text-properties fo:font-size="16pt" fo:font-weight="bold" officeooo:rsid="00088184" officeooo:paragraph-rsid="00088184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normal" officeooo:rsid="00117be0" officeooo:paragraph-rsid="00117be0" style:font-weight-asian="normal" style:font-weight-complex="normal"/>
    </style:style>
    <style:style style:name="P16" style:family="paragraph" style:parent-style-name="Standard">
      <style:text-properties fo:font-weight="normal" officeooo:rsid="000d1a7e" officeooo:paragraph-rsid="000d1a7e" style:font-weight-asian="normal" style:font-weight-complex="normal"/>
    </style:style>
    <style:style style:name="P17" style:family="paragraph" style:parent-style-name="Standard">
      <style:text-properties fo:font-weight="normal" officeooo:rsid="000d1a7e" officeooo:paragraph-rsid="00117be0" style:font-weight-asian="normal" style:font-weight-complex="normal"/>
    </style:style>
    <style:style style:name="P18" style:family="paragraph" style:parent-style-name="Standard">
      <style:text-properties officeooo:rsid="0010569b" officeooo:paragraph-rsid="0010569b"/>
    </style:style>
    <style:style style:name="T1" style:family="text">
      <style:text-properties officeooo:rsid="0008c0d2"/>
    </style:style>
    <style:style style:name="T2" style:family="text">
      <style:text-properties officeooo:rsid="0009ee13"/>
    </style:style>
    <style:style style:name="T3" style:family="text">
      <style:text-properties officeooo:rsid="000d1a7e"/>
    </style:style>
    <style:style style:name="T4" style:family="text">
      <style:text-properties officeooo:rsid="0010569b"/>
    </style:style>
    <style:style style:name="T5" style:family="text">
      <style:text-properties officeooo:rsid="00117b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ta Mining <text:span text:style-name="T4">26</text:span>.1<text:span text:style-name="T4">1</text:span>.2017 – Piotr Mrowczynski – Assignment <text:span text:style-name="T4">3</text:span></text:p>
      <text:p text:style-name="P1"/>
      <text:p text:style-name="P18">The objective of this assignment was to allow triangle counting of huge graphs, where edges are being streamed continuously. <text:s/>The algorithm also cares about memory requirement, and uses probabilistic methods to store only M edges in memory and still allow accurate triangle count predictions. </text:p>
      <text:p text:style-name="P2"/>
      <text:p text:style-name="P9">Project structure</text:p>
      <text:p text:style-name="P1"/>
      <text:p text:style-name="P6"><text:s text:c="4"/><text:span text:style-name="T3">stream-graph-proc</text:span></text:p>
      <text:p text:style-name="P5"><text:s text:c="3"/>├── src/main/java/mrow4a/spark/java/ <text:s text:c="25"/></text:p>
      <text:p text:style-name="P6"><text:s text:c="3"/>│ <text:s text:c="2"/>├── <text:s/><text:span text:style-name="T3">TrianleCountJob.java</text:span> <text:s text:c="15"/>: <text:s/><text:span text:style-name="T2">Job counting triangles for streamed edges</text:span></text:p>
      <text:p text:style-name="P5"><text:s text:c="3"/>│ <text:s text:c="2"/>│</text:p>
      <text:p text:style-name="P5"><text:s text:c="3"/>│ <text:s text:c="2"/>└── alg <text:s text:c="56"/></text:p>
      <text:p text:style-name="P7"><text:s text:c="3"/>│ <text:s text:c="2"/><text:tab/> <text:s text:c="6"/>├── <text:span text:style-name="T3">TrianleCount.java</text:span> <text:s text:c="12"/>: <text:s/><text:span text:style-name="T2">Algorithm of Triest Base implementation</text:span></text:p>
      <text:p text:style-name="P6"><text:s text:c="3"/>│ <text:s text:c="2"/><text:tab/> <text:s text:c="6"/>├── <text:span text:style-name="T3">BiasedCoint.java</text:span> <text:s text:c="13"/>: <text:s/><text:span text:style-name="T4">Biased coin algorithm implementation</text:span></text:p>
      <text:p text:style-name="P7"><text:s text:c="3"/>│ <text:s text:c="2"/><text:tab/> <text:s text:c="6"/>├── <text:span text:style-name="T3">EdgeParser.java</text:span> <text:s text:c="15"/>: <text:s/><text:span text:style-name="T2">Helper lib to parse text into edges</text:span></text:p>
      <text:p text:style-name="P7"><text:s text:c="3"/>│ <text:s text:c="2"/><text:tab/> <text:s text:c="6"/>├── <text:span text:style-name="T3">ReservoirSampling.java</text:span> <text:s text:c="2"/>: <text:s/><text:span text:style-name="T4">Reservoior sampling algorithm based on biased coin</text:span></text:p>
      <text:p text:style-name="P7"><text:s text:c="3"/>│ <text:s text:c="2"/><text:tab/> <text:s text:c="6"/>├── <text:span text:style-name="T3">Edge.java</text:span> <text:s text:c="25"/>: <text:s/><text:span text:style-name="T2">Helper lib wrapping edges</text:span></text:p>
      <text:p text:style-name="P8"><text:s text:c="3"/>│ <text:s text:c="2"/><text:tab/> <text:s text:c="6"/>├── <text:span text:style-name="T3">Vertex.java</text:span> <text:s text:c="23"/>: <text:s/><text:span text:style-name="T2">Helper lib wrapping vertexes</text:span></text:p>
      <text:p text:style-name="P8"><text:s text:c="3"/>│ <text:s text:c="2"/><text:tab/> <text:s text:c="6"/>├── <text:span text:style-name="T4">TriestState.java</text:span> <text:s text:c="16"/>: <text:s/><text:span text:style-name="T2">Helper lib wrapping seen edges and triangle counts</text:span></text:p>
      <text:p text:style-name="P8"><text:s text:c="3"/>│ <text:s text:c="2"/><text:tab/> <text:s text:c="6"/>└── <text:span text:style-name="T3">ReservoirGraph.java</text:span> <text:s text:c="7"/>: <text:s text:c="2"/><text:span text:style-name="T4">Implementation of graph with memory restrictions</text:span></text:p>
      <text:p text:style-name="P8"><text:s text:c="3"/>│ <text:tab/><text:tab/><text:tab/><text:tab/><text:tab/><text:tab/> <text:s text:c="2"/><text:span text:style-name="T4">based on reservior sampling</text:span></text:p>
      <text:p text:style-name="P5"><text:s text:c="3"/>│ </text:p>
      <text:p text:style-name="P4"><text:s text:c="3"/>├── build.sh <text:s text:c="48"/>: <text:span text:style-name="T1">Building project</text:span></text:p>
      <text:p text:style-name="P4"><text:s text:c="3"/>│ <text:s text:c="2"/></text:p>
      <text:p text:style-name="P4"><text:s text:c="3"/>├── run.sh <text:s text:c="51"/>: <text:span text:style-name="T1">Running project</text:span> </text:p>
      <text:p text:style-name="P4"><text:s text:c="3"/>│</text:p>
      <text:p text:style-name="P4"><text:s text:c="3"/>└── <text:span text:style-name="T3">StreamGraphProc</text:span>.odt <text:s text:c="2"/></text:p>
      <text:p text:style-name="P3"/>
      <text:p text:style-name="P10">Building (Docker required for maven single assembly)</text:p>
      <text:p text:style-name="P5"/>
      <text:p text:style-name="P7">chmod +x <text:span text:style-name="T3">stream-graph-proc</text:span>/build.sh </text:p>
      <text:p text:style-name="P7">chmod +x <text:span text:style-name="T3">stream-graph-proc</text:span>/run.sh </text:p>
      <text:p text:style-name="P7"><text:span text:style-name="T3">stream-graph-proc</text:span>/build.sh </text:p>
      <text:p text:style-name="P5"/>
      <text:p text:style-name="P12">Running</text:p>
      <text:p text:style-name="P5"/>
      <text:p text:style-name="P7"><text:span text:style-name="T3">stream-graph-proc</text:span>/<text:span text:style-name="T2">run</text:span>.sh </text:p>
      <text:p text:style-name="P11"/>
      <text:p text:style-name="P11">Dataset: 1<text:span text:style-name="T3">6,</text:span>000,<text:span text:style-name="T3">0</text:span>00 <text:span text:style-name="T3">edges</text:span></text:p>
      <text:p text:style-name="P13">Triangle count exact: 7,515,023</text:p>
      <text:p text:style-name="P11"/>
      <text:p text:style-name="P13">Results:</text:p>
      <text:p text:style-name="P16">Memory limit: 2,000,000 edges</text:p>
      <text:p text:style-name="P15">Current triangle count estimate: 7,594,782 at t=16,518,947</text:p>
      <text:p text:style-name="P15"/>
      <text:p text:style-name="P17">Memory limit: <text:span text:style-name="T5">1</text:span>,000,000 edges</text:p>
      <text:p text:style-name="P15">Current triangle count estimate: 7,626,910 at t=16,518,947</text:p>
      <text:p text:style-name="P15"/>
      <text:p text:style-name="P17">Memory limit: <text:span text:style-name="T5">1</text:span>00,000 edges</text:p>
      <text:p text:style-name="P15">Current triangle count estimate: 9,015,504 at t=16,518,9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8:30:29.656999158</meta:creation-date>
    <dc:date>2017-11-26T15:31:04.905492891</dc:date>
    <meta:editing-duration>PT4H10M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225" meta:character-count="2113" meta:non-whitespace-character-count="1433"/>
  </office:meta>
</office:document-meta>
</file>